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8.0243in" fo:margin-left="0in" fo:margin-right="-0.0049in" table:align="margins"/>
    </style:style>
    <style:style style:name="Table5.A" style:family="table-column">
      <style:table-column-properties style:column-width="1.1694in" style:rel-column-width="9553*"/>
    </style:style>
    <style:style style:name="Table5.B" style:family="table-column">
      <style:table-column-properties style:column-width="6.8549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officeooo:paragraph-rsid="01a64a49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aca6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1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4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ad915"/>
    </style:style>
    <style:style style:name="T92" style:family="text">
      <style:text-properties officeooo:rsid="017dafe5"/>
    </style:style>
    <style:style style:name="T93" style:family="text">
      <style:text-properties officeooo:rsid="017df1c7"/>
    </style:style>
    <style:style style:name="T94" style:family="text">
      <style:text-properties officeooo:rsid="017e0cc5"/>
    </style:style>
    <style:style style:name="T95" style:family="text">
      <style:text-properties officeooo:rsid="018449d6"/>
    </style:style>
    <style:style style:name="T96" style:family="text">
      <style:text-properties officeooo:rsid="01953c55"/>
    </style:style>
    <style:style style:name="T97" style:family="text">
      <style:text-properties officeooo:rsid="019b8942"/>
    </style:style>
    <style:style style:name="T98" style:family="text">
      <style:text-properties officeooo:rsid="01a64a49"/>
    </style:style>
    <style:style style:name="T99" style:family="text">
      <style:text-properties officeooo:rsid="01a8684d"/>
    </style:style>
    <style:style style:name="T100" style:family="text">
      <style:text-properties officeooo:rsid="01a9b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cv<text:span text:style-name="T65">256</text:span>@minorgordon.net</text:p>
            <text:p text:style-name="P60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76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98"><text:span text:style-name="T88">Summary</text:span> </text:p>
          </table:table-cell>
        </table:table-row>
        <table:table-row>
          <table:table-cell table:style-name="Table3.A1" office:value-type="string">
            <text:p text:style-name="P15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2681153875073598163" text:style-name="L1">
              <text:list-item>
                <text:p text:style-name="P122"><text:span text:style-name="T2">c</text:span><text:span text:style-name="T1">omplex web sites and web applications</text:span>, such as custom dashboards;</text:p>
              </text:list-item>
              <text:list-item>
                <text:p text:style-name="P122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22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  <text:p text:style-name="P79"/>
            <text:p text:style-name="P80">I‘<text:span text:style-name="T96">ve worked</text:span> on projects in a variety of domains, from supercomputing to the digital humanities. <text:span text:style-name="T97">My strengths are a solid foundation in an analytical discipline; a range of hands-on skills; critical thinking and a systematic approach to new problems; attention to detail; high personal standards; a strong work ethic; and the ability to work autonomously. <text:s/>I am a lifelong learner and avid reader, especially in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0"/>
          </table:table-cell>
          <table:table-cell table:style-name="Education.A1" office:value-type="string">
            <text:p text:style-name="P94">Education</text:p>
          </table:table-cell>
        </table:table-row>
        <table:table-row>
          <table:table-cell table:style-name="Education.A2" office:value-type="float" office:value="2009">
            <text:p text:style-name="P49">2009</text:p>
          </table:table-cell>
          <table:table-cell table:style-name="Education.A1" office:value-type="string">
            <text:p text:style-name="P108"><text:span text:style-name="T1">Ph.D., Computer Science</text:span><text:span text:style-name="T3">,</text:span><text:span text:style-name="T1"> </text:span>University of Cambridge</text:p>
            <text:list xml:id="list3141580801435086505" text:style-name="L2">
              <text:list-item>
                <text:p text:style-name="P143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9">2005</text:p>
          </table:table-cell>
          <table:table-cell table:style-name="Education.A1" office:value-type="string">
            <text:p text:style-name="P108"><text:span text:style-name="T1">Diplom Informatiker</text:span><text:span text:style-name="T3">,</text:span><text:span text:style-name="T1"> </text:span>Technische Universität Berlin</text:p>
            <text:list xml:id="list7697072943332676721" text:style-name="L3">
              <text:list-item>
                <text:p text:style-name="P144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9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1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4">Projects</text:p>
          </table:table-cell>
        </table:table-row>
        <table:table-row>
          <table:table-cell table:style-name="WorkExperience.A1" office:value-type="string">
            <text:p text:style-name="P59"><text:span text:style-name="T83">6/2017</text:span> – <text:span text:style-name="T77">ongoing</text:span></text:p>
            <text:p text:style-name="P105">Part-time</text:p>
          </table:table-cell>
          <table:table-cell table:style-name="WorkExperience.A1" office:value-type="string">
            <text:p text:style-name="P86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70"><text:span text:style-name="T74">Columbia University</text:span><text:span text:style-name="T70"> / </text:span><text:span text:style-name="T73">New York, NY USA and remote</text:span></text:p>
            <text:p text:style-name="P71">Motivated Cognition is a psychology research experiment investigating the effects of cognitive bias <text:span text:style-name="T92">o</text:span>n our consumption of information online.</text:p>
          </table:table-cell>
        </table:table-row>
        <table:table-row>
          <table:table-cell table:style-name="WorkExperience.A1" office:value-type="string">
            <text:p text:style-name="P53">Activities</text:p>
          </table:table-cell>
          <table:table-cell table:style-name="WorkExperience.A1" office:value-type="string">
            <text:p text:style-name="P103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104">G<text:span text:style-name="T80">enerated code for models and services in TypeScript and Java</text:span></text:p>
            <text:p text:style-name="P88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58"><text:span text:style-name="T61">4</text:span>/201<text:span text:style-name="T69">6</text:span> – <text:span text:style-name="T77">ongoing</text:span></text:p>
            <text:p text:style-name="P51">Part-time</text:p>
          </table:table-cell>
          <table:table-cell table:style-name="WorkExperience.A1" office:value-type="string">
            <text:p text:style-name="P86"><text:span text:style-name="T24">F</text:span><text:span text:style-name="T20">ull-stack development for Polygon Analytics</text:span></text:p>
            <text:p text:style-name="P70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53">Activities</text:p>
          </table:table-cell>
          <table:table-cell table:style-name="WorkExperience.A1" office:value-type="string">
            <text:p text:style-name="P87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54">9/2014 – ongoing</text:p>
            <text:p text:style-name="P48">Part-time</text:p>
          </table:table-cell>
          <table:table-cell table:style-name="WorkExperience.A1" office:value-type="string">
            <text:p text:style-name="P117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107">New York, NY USA and remote</text:p>
            <text:p text:style-name="P121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1"><text:span text:style-name="T59">Backend p</text:span><text:span text:style-name="T55">rototyping in Python</text:span>:</text:p>
            <text:list xml:id="list201710887079035" text:continue-list="list2681153875073598163" text:style-name="L1">
              <text:list-item>
                <text:p text:style-name="P135"><text:span text:style-name="T41">Classified signup responses and mapped form inputs </text:span>using numpy/scipy/scikit-learn</text:p>
              </text:list-item>
            </text:list>
            <text:p text:style-name="P83"><text:span text:style-name="T59">Backend p</text:span><text:span text:style-name="T55">roduction rewrite in Java</text:span>:</text:p>
            <text:list xml:id="list201711117566110" text:continue-numbering="true" text:style-name="L1">
              <text:list-item>
                <text:p text:style-name="P123">Generated Python JSON-RPC clients, Python command line tools, Java service interfaces and abstract <text:soft-page-break/>implementations, and Java JSON-RPC servlets from Thrift interface and data structure definitions</text:p>
              </text:list-item>
              <text:list-item>
                <text:p text:style-name="P123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4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25"><text:span text:style-name="T44">Created</text:span> <text:span text:style-name="T45">administrative</text:span> user interface in Vaadin</text:p>
              </text:list-item>
              <text:list-item>
                <text:p text:style-name="P126">Set up Jenkins continuous integration</text:p>
              </text:list-item>
              <text:list-item>
                <text:p text:style-name="P127"><text:span text:style-name="T86">Deployed with </text:span>Docker+Compose on real hardware</text:p>
              </text:list-item>
            </text:list>
            <text:p text:style-name="P92"><text:span text:style-name="T60">Frontend</text:span>:</text:p>
            <text:list xml:id="list201711720094906" text:continue-numbering="true" text:style-name="L1">
              <text:list-item>
                <text:p text:style-name="P128">Assumed responsibility for <text:span text:style-name="T93">a </text:span>three year-old Bootstrap+Backbone.js+Marionette.js code base in JavaScript</text:p>
              </text:list-item>
              <text:list-item>
                <text:p text:style-name="P128">Incrementally migrated code from JavaScript to TypeScript</text:p>
              </text:list-item>
              <text:list-item>
                <text:p text:style-name="P12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7/2012 – ongoing</text:p>
            <text:p text:style-name="P41">Full-time then part-time</text:p>
          </table:table-cell>
          <table:table-cell table:style-name="WorkExperience.A1" office:value-type="string">
            <text:p text:style-name="P112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100">Tronics Software LLC / Stirling, NJ USA <text:span text:style-name="T40">and remote</text:span></text:p>
            <text:p text:style-name="P77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20">Activities</text:p>
          </table:table-cell>
          <table:table-cell table:style-name="WorkExperience.A1" office:value-type="string">
            <text:p text:style-name="P93"><text:span text:style-name="T55">TeraScript </text:span><text:span text:style-name="T56">Server </text:span><text:span text:style-name="T55">8</text:span>:</text:p>
            <text:p text:style-name="P74">Rewrote TeraScript 7 in Java while maintaining strict backwards compatibility:</text:p>
            <text:list xml:id="list201710401285677" text:continue-numbering="true" text:style-name="L1">
              <text:list-item>
                <text:p text:style-name="P129">ANTLR-based compilers for <text:span text:style-name="T51">TML</text:span> and associated little languages</text:p>
              </text:list-item>
              <text:list-item>
                <text:p text:style-name="P129">Tree interpreters for TML, <text:span text:style-name="T51">TAF, and TCF</text:span></text:p>
              </text:list-item>
              <text:list-item>
                <text:p text:style-name="P131">Versioned OSGi <text:span text:style-name="T30">bundles with Maven and Apache Felix</text:span></text:p>
              </text:list-item>
              <text:list-item>
                <text:p text:style-name="P130">Library of standard functions, <text:span text:style-name="T31">primitive types, and collections</text:span> with extensive unit tests</text:p>
              </text:list-item>
            </text:list>
            <text:p text:style-name="P90"><text:span text:style-name="T55">TeraScript </text:span><text:span text:style-name="T56">Server </text:span><text:span text:style-name="T55">7</text:span> (formerly Witango <text:span text:style-name="T32">Server</text:span>):</text:p>
            <text:p text:style-name="P65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65">Eliminated diverging platform-specific build systems (on Win32, Linux, and OS X) in favor of CMake and ported the code base to Win64 using Visual C++ 2012</text:p>
            <text:p text:style-name="P65">Designed and implemented a SQL generator that visits dialect-specific trees of SQL-99 constructs</text:p>
            <text:p text:style-name="P75"><text:span text:style-name="T57">TeraScribe 8</text:span>:</text:p>
            <text:p text:style-name="P66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6"><text:span text:style-name="T58">Subcontracting</text:span>:</text:p>
            <text:p text:style-name="P67">Debugged production installations of TeraScript Server 7 and 8</text:p>
            <text:p text:style-name="P67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57"><text:span text:style-name="T61">4</text:span>/201<text:span text:style-name="T67">7</text:span> – <text:span text:style-name="T67">5</text:span>/201<text:span text:style-name="T67">7</text:span></text:p>
            <text:p text:style-name="P50">Part-time</text:p>
          </table:table-cell>
          <table:table-cell table:style-name="WorkExperience.A1" office:value-type="string">
            <text:p text:style-name="P84">Drug name comparison project</text:p>
            <text:p text:style-name="P69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52">Activities</text:p>
          </table:table-cell>
          <table:table-cell table:style-name="WorkExperience.A1" office:value-type="string">
            <text:p text:style-name="P72">Implemented Kondrak‘s phonetic alignment and similarity algorithm (ALINE) <text:span text:style-name="T68">and a bigram-based orthographic algorithm (BI-SIM) </text:span>as a PostgreSQL C extension</text:p>
            <text:p text:style-name="P82"><text:span text:style-name="T9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56"><text:span text:style-name="T61">4</text:span>/2014 – <text:span text:style-name="T62">7</text:span>/2014</text:p>
            <text:p text:style-name="P40">Part-time</text:p>
          </table:table-cell>
          <table:table-cell table:style-name="WorkExperience.A1" office:value-type="string">
            <text:p text:style-name="P85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69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</text:span><text:soft-page-break/><text:span text:style-name="T63">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55">3/2013 – 7/2013</text:p>
            <text:p text:style-name="P39">Part-time</text:p>
          </table:table-cell>
          <table:table-cell table:style-name="WorkExperience.A1" office:value-type="string">
            <text:p text:style-name="P112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68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02">Designed and implemented a Model-View-Controller-based Java web application with Guice-injected <text:span text:style-name="T79">micro</text:span>services backed by Amazon S3</text:p>
            <text:p text:style-name="P102">Authenticated and authorized users with Shiro</text:p>
            <text:p text:style-name="P81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20">12/2011 – 6/2012</text:p>
            <text:p text:style-name="P42">Full-time</text:p>
          </table:table-cell>
          <table:table-cell table:style-name="WorkExperience.A1" office:value-type="string">
            <text:p text:style-name="P112">Haystack: performance monitoring platform for online businesses</text:p>
            <text:p text:style-name="P100">GrokIO LLC / New York, NY USA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4">Designed an agent (Python) and manager (Java with Spring Security+MVC and Guice) architecture for gathering, storing, and querying time series data and metadata</text:p>
            <text:list xml:id="list7474176588159161551" text:style-name="L4">
              <text:list-header>
                <text:p text:style-name="P137">Implemented time series databases from scratch using relational tables and memory-mapped files</text:p>
                <text:p text:style-name="P136">Wrote RFC 3986 grammar-based URL and URN parsers using Ragel (Java) and pyparsing (Python)</text:p>
                <text:p text:style-name="P136">Generated service interfaces in Java and Python with custom Protocol Buffers compiler plugins</text:p>
              </text:list-header>
            </text:list>
            <text:p text:style-name="P73">Coded agent plugins in Java and Python for discovering and fetching metric metadata and data:</text:p>
            <text:list xml:id="list201710767287206" text:continue-numbering="true" text:style-name="L4">
              <text:list-item>
                <text:p text:style-name="P132">Open source monitoring systems: Nagios, Ganglia, collectl, Graphite</text:p>
              </text:list-item>
              <text:list-item>
                <text:p text:style-name="P132">Open source server software: Apache httpd, nginx, MySQL, memcached, MongoDB, JMX</text:p>
              </text:list-item>
              <text:list-item>
                <text:p text:style-name="P132">Platform interfaces: procfs, sysctl, WMI, SNMP</text:p>
              </text:list-item>
              <text:list-item>
                <text:p text:style-name="P132">Third party APIs: Google Analytics, MailChimp, Spring Social, Amazon CloudWatch</text:p>
              </text:list-item>
            </text:list>
            <text:p text:style-name="P89">Supervised user experience and graphic designers in Ukraine</text:p>
            <text:p text:style-name="P73">Implemented a client-side user interface with the Google Web Toolkit, starting from wireframes:</text:p>
            <text:list xml:id="list201712214030480" text:continue-numbering="true" text:style-name="L4">
              <text:list-item>
                <text:p text:style-name="P132">Architectural best practices: Model-View-Presenter; event bus; activities and places</text:p>
              </text:list-item>
              <text:list-item>
                <text:p text:style-name="P132">Custom widgets: date time range picker, cell table pager, search box, selection tree</text:p>
              </text:list-item>
              <text:list-item>
                <text:p text:style-name="P132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8/2011 – 12/2011</text:p>
            <text:p text:style-name="P43">Full-time</text:p>
          </table:table-cell>
          <table:table-cell table:style-name="WorkExperience.A1" office:value-type="string">
            <text:p text:style-name="P112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99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01">Designed, implemented, documented, and successfully deployed warehouse integration code in Java (back end) and PHP (administrative front end)</text:p>
            <text:p text:style-name="P100">Wrote a Thrift compiler and targets in Python+pyparsing to generate Java and PHP from Thrift definitions</text:p>
            <text:p text:style-name="P10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5/2011 – 8/2011</text:p>
            <text:p text:style-name="P44">Full-time</text:p>
          </table:table-cell>
          <table:table-cell table:style-name="WorkExperience.A1" office:value-type="string">
            <text:p text:style-name="P112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99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4"/>
            <text:p text:style-name="P24"/>
          </table:table-cell>
          <table:table-cell table:style-name="WorkExperience.A1" office:value-type="string">
            <text:p text:style-name="P100">Synthesized a realistic benchmark for front-line web servers from statistical analyses of nginx access logs</text:p>
            <text:p text:style-name="P100">Significantly reduced network bandwidth and latency on <text:s/>production servers with targeted optimizations</text:p>
            <text:p text:style-name="P10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26"/>
          </table:table-cell>
        </table:table-row>
        <table:table-row>
          <table:table-cell table:style-name="WorkExperience.A1" office:value-type="string">
            <text:p text:style-name="P20">10/2010 – 4/2011</text:p>
            <text:p text:style-name="P45">Full-time</text:p>
          </table:table-cell>
          <table:table-cell table:style-name="WorkExperience.A1" office:value-type="string">
            <text:p text:style-name="P112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99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61">Designed, implemented, <text:s/>tested, and documented a new low-overhead, buffer-based file library for X10:</text:p>
            <text:list xml:id="list201711679396523" text:continue-numbering="true" text:style-name="L4">
              <text:list-item>
                <text:p text:style-name="P138">inspired by POSIX, FUSE, Boost.Filesystem, and Java NIO.2</text:p>
              </text:list-item>
              <text:list-item>
                <text:p text:style-name="P138">X10 and native code for the Java and C++ source-to-source compilation backends</text:p>
              </text:list-item>
              <text:list-item>
                <text:p text:style-name="P138">Scatter/gather I/O, aligned buffers, memory-mapped files, advisory locking</text:p>
                <text:p text:style-name="P140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ext:soft-page-break/>
        <table:table-row table:style-name="WorkExperience.33">
          <table:table-cell table:style-name="WorkExperience.A1" office:value-type="string">
            <text:p text:style-name="P20">1/2009 – 7/2010</text:p>
            <text:p text:style-name="P46">Full-time</text:p>
          </table:table-cell>
          <table:table-cell table:style-name="WorkExperience.A1" office:value-type="string">
            <text:p text:style-name="P112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99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62">Wrote Python and bash scripts for configuring, deploying, and administrating LXFS installations: Lustre and lnet configuration (MGS, MDS, OSS, clients); <text:span text:style-name="T95">r</text:span>edundant NFS exports; Nagios, Ganglia, and collectl monitoring; Heartbeat/Linux-HA services for failover; Promise RAID devices; <text:span text:style-name="T95">n</text:span>etwork interfaces (Infiniband, bonded Ethernet)</text:p>
            <text:list xml:id="list8372688685373166998" text:style-name="L5">
              <text:list-header>
                <text:p text:style-name="P141">Finished two major LXFS releases, used in numerous deployments</text:p>
                <text:p text:style-name="P133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20">1/2009 – 7/2010</text:p>
            <text:p text:style-name="P47">Full-time</text:p>
          </table:table-cell>
          <table:table-cell table:style-name="WorkExperience.A1" office:value-type="string">
            <text:p text:style-name="P108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100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61">Designed, implemented, and tested the XtreemFS userspace client:</text:p>
            <text:list xml:id="list8094771100682216322" text:style-name="L6">
              <text:list-item>
                <text:p text:style-name="P139">FUSE and Dokan (Windows FUSE-like library) interfaces</text:p>
              </text:list-item>
              <text:list-item>
                <text:p text:style-name="P139">Multiple pipelined ONC-RPC streams to a a single server</text:p>
              </text:list-item>
              <text:list-item>
                <text:p text:style-name="P139">Staged, event-driven concurrency for robust performance under load</text:p>
              </text:list-item>
              <text:list-item>
                <text:p text:style-name="P139">Close-to-open file caching with per-file page sizes</text:p>
              </text:list-item>
              <text:list-item>
                <text:p text:style-name="P139">Automatic failover between file replicas on timeout</text:p>
              </text:list-item>
              <text:list-item>
                <text:p text:style-name="P139">Heavily benchmarked under different I/O loads (iobench, dbench, metadata benchmarks)</text:p>
                <text:p text:style-name="P142">Finished two major XtreemFS releases, both used in production</text:p>
                <text:p text:style-name="P134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1"/>
          </table:table-cell>
          <table:table-cell table:style-name="Table2.B5" office:value-type="string">
            <text:p text:style-name="P95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13"><text:span text:style-name="T36">Two sections of SQL Fundamentals and Python Fundamentals workshops for Ph.D. students and post-doctoral researchers in the natural sciences</text:span></text:p>
            <text:p text:style-name="P111">Iowa State University / Ames, IA USA</text:p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B5" office:value-type="string">
            <text:p text:style-name="P109"/>
          </table:table-cell>
        </table:table-row>
        <table:table-row>
          <table:table-cell table:style-name="Table2.A5" office:value-type="string">
            <text:p text:style-name="P29">2002 – 2004</text:p>
          </table:table-cell>
          <table:table-cell table:style-name="Table2.B5" office:value-type="string">
            <text:p text:style-name="P116">Technical supervision of Masters' theses</text:p>
            <text:p text:style-name="P115">Oklahoma State University / Tulsa, OK USA</text:p>
          </table:table-cell>
        </table:table-row>
        <table:table-row>
          <table:table-cell table:style-name="Table2.A5" office:value-type="string">
            <text:p text:style-name="P29"/>
          </table:table-cell>
          <table:table-cell table:style-name="Table2.B5" office:value-type="string">
            <text:p text:style-name="P115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14">Mathematics <text:span text:style-name="T37">tutoring</text:span> for 6th and 7th graders</text:p>
            <text:p text:style-name="P110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96"><text:span text:style-name="T98">Computer Skills</text:span> </text:p>
          </table:table-cell>
        </table:table-row>
        <table:table-row>
          <table:table-cell table:style-name="Table4.A1" office:value-type="string">
            <text:p text:style-name="P22">Programming</text:p>
          </table:table-cell>
          <table:table-cell table:style-name="Table4.A1" office:value-type="string">
            <text:p text:style-name="P13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22">Frameworks</text:p>
          </table:table-cell>
          <table:table-cell table:style-name="Table4.A1" office:value-type="string">
            <text:p text:style-name="P13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22">Databases</text:p>
          </table:table-cell>
          <table:table-cell table:style-name="Table4.A1" office:value-type="string">
            <text:p text:style-name="P13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22">Platforms</text:p>
          </table:table-cell>
          <table:table-cell table:style-name="Table4.A1" office:value-type="string">
            <text:p text:style-name="P13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22">IDEs and tool<text:span text:style-name="T43">s</text:span></text:p>
          </table:table-cell>
          <table:table-cell table:style-name="Table4.A1" office:value-type="string">
            <text:p text:style-name="P13"><text:span text:style-name="T84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2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97"><text:span text:style-name="T98">Personal</text:span> </text:p>
          </table:table-cell>
        </table:table-row>
        <table:table-row>
          <table:table-cell table:style-name="Table5.A1" office:value-type="string">
            <text:p text:style-name="P23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5">Hobbies</text:p>
          </table:table-cell>
          <table:table-cell table:style-name="Table5.A1" office:value-type="string">
            <text:p text:style-name="P18">Reading <text:span text:style-name="T100">(history, biography, popular science)</text:span>; photography; Tai <text:span text:style-name="T99">chi; open source software</text:span></text:p>
          </table:table-cell>
        </table:table-row>
      </table:table>
      <text:p text:style-name="P11"/>
      <text:p text:style-name="P19">"Minor" is a family name. My father, Dr. Minor W. Gordon, is a clinical psychologist in Claremore, Oklahoma, where I grew up. My grandfather, Dr. Minor E. Gordon, was a medical doctor in Claremore, as was his father, Dr. Minor H. Gor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20:17:10.085000000</dc:date>
    <meta:editing-duration>P1DT10H35M45S</meta:editing-duration>
    <meta:editing-cycles>876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93" meta:word-count="1682" meta:character-count="11987" meta:non-whitespace-character-count="10518"/>
  </office:meta>
</office:document-meta>
</file>